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902d" officeooo:paragraph-rsid="0004902d"/>
    </style:style>
    <style:style style:name="P2" style:family="paragraph" style:parent-style-name="Standard" style:list-style-name="L1">
      <style:text-properties officeooo:rsid="0004902d" officeooo:paragraph-rsid="0004902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sentacion: 10 min power point + 10 min demo</text:p>
      <text:p text:style-name="P1"/>
      <text:list text:style-name="L1">
        <text:list-item>
          <text:p text:style-name="P2">Presentacion integrantes (portada)</text:p>
        </text:list-item>
        <text:list-item>
          <text:p text:style-name="P2">Objetivos del proyecto, target, motivación </text:p>
        </text:list-item>
        <text:list-item>
          <text:p text:style-name="P2">Tecnologías empleadas (logos + explicación (dado en lcase)</text:p>
        </text:list-item>
        <text:list-item>
          <text:p text:style-name="P2">Metodología scrum: valoración, como nos hemos organizado etc</text:p>
        </text:list-item>
        <text:list-item>
          <text:p text:style-name="P2">Diseño (colores, fuentes, etc) (mirar style-guide)</text:p>
        </text:list-item>
        <text:list-item>
          <text:p text:style-name="P2">Problemas encontrados</text:p>
        </text:list-item>
        <text:list-item>
          <text:p text:style-name="P2">Mejoras y ampliaciones</text:p>
        </text:list-item>
        <text:list-item>
          <text:p text:style-name="P2">Valoración</text:p>
        </text:list-item>
        <text:list-item>
          <text:p text:style-name="P2">Conclusiones</text:p>
        </text:list-item>
        <text:list-item>
          <text:p text:style-name="P2">Demo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12:18:14.210000000</meta:creation-date>
    <dc:date>2025-02-07T12:22:17.745000000</dc:date>
    <meta:editing-duration>PT4M4S</meta:editing-duration>
    <meta:editing-cycles>1</meta:editing-cycles>
    <meta:document-statistic meta:table-count="0" meta:image-count="0" meta:object-count="0" meta:page-count="1" meta:paragraph-count="11" meta:word-count="57" meta:character-count="370" meta:non-whitespace-character-count="333"/>
    <meta:generator>LibreOffice/7.6.0.3$Windows_X86_64 LibreOffice_project/69edd8b8ebc41d00b4de3915dc82f8f0fc3b6265</meta:generator>
  </office:meta>
</office:document-meta>
</file>